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aeed sarkarati</meta:initial-creator>
    <meta:creation-date>2023-09-04T13:53:34.524000000</meta:creation-date>
    <dc:date>2023-09-04T13:54:25.690000000</dc:date>
    <dc:creator>saeed sarkarati</dc:creator>
    <meta:editing-duration>PT5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6.0.3$Windows_X86_64 LibreOffice_project/69edd8b8ebc41d00b4de3915dc82f8f0fc3b6265</meta:generator>
  </office:meta>
</office:document-meta>
</file>